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1B2000031310000192216A962F8.wmf"/>
  <manifest:file-entry manifest:media-type="" manifest:full-path="Pictures/2000000E00003131000034D1261F054E.wmf"/>
  <manifest:file-entry manifest:media-type="" manifest:full-path="Pictures/2000000E00003131000033261B79AB7B.wmf"/>
  <manifest:file-entry manifest:media-type="" manifest:full-path="Pictures/2000000E00003131000034D1A0952C06.wmf"/>
  <manifest:file-entry manifest:media-type="" manifest:full-path="Pictures/2000023C000031310000192215559705.wmf"/>
  <manifest:file-entry manifest:media-type="" manifest:full-path="Pictures/2000000E00003131000034D1129F5106.wmf"/>
  <manifest:file-entry manifest:media-type="" manifest:full-path="Pictures/200001F10000313100001922EDAB797B.wmf"/>
  <manifest:file-entry manifest:media-type="" manifest:full-path="Pictures/2000000E00003131000034D1850FDB9D.wmf"/>
  <manifest:file-entry manifest:media-type="" manifest:full-path="Pictures/2000000E00003131000034D1DD01D451.wmf"/>
  <manifest:file-entry manifest:media-type="" manifest:full-path="Pictures/200000E70000313100001922C0F08B88.wmf"/>
  <manifest:file-entry manifest:media-type="" manifest:full-path="Pictures/2000000E00003131000034D193749DFF.wmf"/>
  <manifest:file-entry manifest:media-type="" manifest:full-path="Pictures/2000000E000031310000332683923D7D.wmf"/>
  <manifest:file-entry manifest:media-type="" manifest:full-path="Pictures/2000011500003131000019EBC546C71F.wmf"/>
  <manifest:file-entry manifest:media-type="" manifest:full-path="Pictures/2000000E00003131000034D12A9BB84F.wmf"/>
  <manifest:file-entry manifest:media-type="" manifest:full-path="Pictures/2000014B0000313100001955D14265B1.wmf"/>
  <manifest:file-entry manifest:media-type="" manifest:full-path="Pictures/2000000E00003131000034D166101A7E.wmf"/>
  <manifest:file-entry manifest:media-type="" manifest:full-path="Pictures/200001810000313100001922325C3C27.wmf"/>
  <manifest:file-entry manifest:media-type="" manifest:full-path="Pictures/2000000E00003131000034D1C3E36C2F.wmf"/>
  <manifest:file-entry manifest:media-type="" manifest:full-path="Pictures/2000014A00003131000019227CE99682.wmf"/>
  <manifest:file-entry manifest:media-type="" manifest:full-path="Pictures/200000F500003131000019EBA7239A4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font-name="Courier" fo:font-size="13pt" fo:letter-spacing="normal" fo:font-style="normal" fo:text-shadow="none" style:text-underline-style="none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font-name="Courier" fo:font-size="14pt" fo:letter-spacing="normal" fo:font-style="normal" fo:text-shadow="none" style:text-underline-style="none" fo:font-weight="bold" style:font-name-asian="Courier" style:font-size-asian="14pt" style:font-style-asian="normal" style:font-weight-asian="bold" style:font-name-complex="Courier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text-position="0% 100%" style:font-name="Courier" fo:font-size="13pt" fo:letter-spacing="normal" fo:font-style="normal" fo:text-shadow="none" style:text-underline-style="none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text-position="0% 100%" style:font-name="Courier" fo:font-size="14pt" fo:letter-spacing="normal" fo:font-style="italic" fo:text-shadow="none" style:text-underline-style="none" fo:font-weight="bold" style:font-name-asian="Courier" style:font-size-asian="14pt" style:font-style-asian="italic" style:font-weight-asian="bold" style:font-name-complex="Courier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text-position="0% 100%" style:font-name="Courier" fo:font-size="14pt" fo:letter-spacing="normal" fo:font-style="normal" fo:text-shadow="none" style:text-underline-style="none" fo:font-weight="bold" style:font-name-asian="Courier" style:font-size-asian="14pt" style:font-style-asian="normal" style:font-weight-asian="bold" style:font-name-complex="Courier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text-outline="false" style:text-line-through-style="none" style:text-position="0% 100%" style:font-name="Courier" fo:font-size="18pt" fo:letter-spacing="normal" fo:font-style="normal" fo:text-shadow="none" style:text-underline-style="none" fo:font-weight="bold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text-position="0% 100%" style:font-name="Courier" fo:font-size="12pt" fo:letter-spacing="normal" fo:font-style="normal" fo:text-shadow="none" style:text-underline-style="none" fo:font-weight="normal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text-outline="false" style:text-line-through-style="none" style:text-position="0% 100%" style:font-name="Courier" fo:font-size="22pt" fo:letter-spacing="normal" fo:font-style="italic" fo:text-shadow="none" style:text-underline-style="none" fo:font-weight="bold" style:font-name-asian="Courier" style:font-size-asian="22pt" style:font-style-asian="italic" style:font-weight-asian="bold" style:font-name-complex="Courier" style:font-size-complex="22pt" style:font-style-complex="italic" style:font-weight-complex="bold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text-position="2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style:text-position="0% 100%"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одификация метода Ньютона дроблением шага</text:p>
      <text:p text:style-name="P10">Функция Розенброка(лямбда=1)</text:p>
      <text:p text:style-name="P1"><text:s/>Результат получен за 7 итер. Точка минимума X = {1.0, 1.0}. Функция f(x) в алгоритме была вычислена 64 раз.</text:p>
      <text:p text:style-name="P1"><text:s/>0.*10<text:span text:style-name="T1">-3</text:span><text:span text:style-name="T2"> <text:s/>- минимум функции f(X)</text:span></text:p>
      <text:p text:style-name="P1"><text:span text:style-name="T2"><text:s/></text:span><text:span text:style-name="T2"><draw:frame draw:style-name="fr1" draw:name="Графический объект1" text:anchor-type="as-char" svg:width="13.229cm" svg:height="14.235cm" draw:z-index="0"><draw:image xlink:href="Pictures/2000000E00003131000034D12A9BB84F.wmf" xlink:type="simple" xlink:show="embed" xlink:actuate="onLoad"/></draw:frame></text:span></text:p>
      <text:p text:style-name="P1"><text:span text:style-name="T2"><text:s/></text:span><text:span text:style-name="T2"><text:s/></text:span><text:span text:style-name="T2"><draw:frame draw:style-name="fr1" draw:name="Графический объект3" text:anchor-type="as-char" svg:width="13.229cm" svg:height="6.985cm" draw:z-index="1"><draw:image xlink:href="Pictures/2000011500003131000019EBC546C71F.wmf" xlink:type="simple" xlink:show="embed" xlink:actuate="onLoad"/></draw:frame></text:span></text:p>
      <text:p text:style-name="P3"/>
      <text:p text:style-name="P3"/>
      <text:p text:style-name="P4"><text:soft-page-break/>Функция Розенброка(лямбда=50)</text:p>
      <text:p text:style-name="P3"><text:s/>Результат получен за 16 итер. Точка минимума X = {1.0, 1.0}. Функция f(x) в алгоритме была вычислена 148 раз.</text:p>
      <text:p text:style-name="P1"><text:span text:style-name="T2"><text:s/>0.*10</text:span><text:span text:style-name="T1">-3</text:span><text:span text:style-name="T2"> <text:s/>- минимум функции f(X)</text:span></text:p>
      <text:p text:style-name="P1"><text:span text:style-name="T2"><text:s/></text:span><text:span text:style-name="T2"><draw:frame draw:style-name="fr1" draw:name="Графический объект4" text:anchor-type="as-char" svg:width="13.229cm" svg:height="14.235cm" draw:z-index="2"><draw:image xlink:href="Pictures/2000000E00003131000034D1C3E36C2F.wmf" xlink:type="simple" xlink:show="embed" xlink:actuate="onLoad"/></draw:frame></text:span></text:p>
      <text:p text:style-name="P1"><text:span text:style-name="T2"><text:s/></text:span><text:span text:style-name="T2"><draw:frame draw:style-name="fr1" draw:name="Графический объект5" text:anchor-type="as-char" svg:width="13.229cm" svg:height="6.985cm" draw:z-index="3"><draw:image xlink:href="Pictures/200000F500003131000019EBA7239A46.wmf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4"><text:soft-page-break/>Функция Розенброка(лямбда=1000)</text:p>
      <text:p text:style-name="P3"><text:s/>Результат получен за 37 итер. Точка минимума X = {1.0, 1.0}. Функция f(x) в алгоритме была вычислена 349 раз.</text:p>
      <text:p text:style-name="P1"><text:span text:style-name="T2"><text:s/>0.*10</text:span><text:span text:style-name="T1">-3</text:span><text:span text:style-name="T2"> <text:s/>- минимум функции f(X)</text:span></text:p>
      <text:p text:style-name="P1"><text:span text:style-name="T2"><text:s/></text:span><text:span text:style-name="T2"><draw:frame draw:style-name="fr1" draw:name="Графический объект6" text:anchor-type="as-char" svg:width="13.229cm" svg:height="14.235cm" draw:z-index="4"><draw:image xlink:href="Pictures/2000000E00003131000034D1850FDB9D.wmf" xlink:type="simple" xlink:show="embed" xlink:actuate="onLoad"/></draw:frame></text:span></text:p>
      <text:p text:style-name="P1"><text:span text:style-name="T2"><text:s/></text:span><text:span text:style-name="T2"><draw:frame draw:style-name="fr1" draw:name="Графический объект7" text:anchor-type="as-char" svg:width="13.229cm" svg:height="6.773cm" draw:z-index="5"><draw:image xlink:href="Pictures/200001810000313100001922325C3C27.wmf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5"><text:soft-page-break/>Квадратичная функция с начальным приближением </text:p>
      <text:p text:style-name="P5">X0={0,2 Sqrt[5]};</text:p>
      <text:p text:style-name="P3"><text:s/>Результат получен за 1 итер. Точка минимума X = {-2.24, -4.47}. Функция f(x) в алгоритме была вычислена 9 раз.</text:p>
      <text:p text:style-name="P3"><text:s/>-36.00 <text:s/>- минимум функции f(X)</text:p>
      <text:p text:style-name="P1"><text:span text:style-name="T2"><text:s/></text:span><text:span text:style-name="T2"><draw:frame draw:style-name="fr2" draw:name="Графический объект8" text:anchor-type="as-char" svg:y="1.337cm" svg:width="8.761cm" svg:height="7.856cm" draw:z-index="6"><draw:image xlink:href="Pictures/2000000E000031310000332683923D7D.wmf" xlink:type="simple" xlink:show="embed" xlink:actuate="onLoad"/></draw:frame></text:span></text:p>
      <text:p text:style-name="P3"><text:s/></text:p>
      <text:p text:style-name="P5">Квадратичная функция с начальным приближением </text:p>
      <text:p text:style-name="P2"><text:span text:style-name="T3"><text:s/>X0={-Sqrt[5],0};</text:span><text:span text:style-name="T4"> <text:s/></text:span><text:span text:style-name="T4"><draw:frame draw:style-name="fr3" draw:name="Графический объект9" text:anchor-type="as-char" svg:y="-0.577cm" svg:width="10.313cm" svg:height="9.35cm" draw:z-index="7"><draw:image xlink:href="Pictures/2000000E00003131000033261B79AB7B.wmf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3"/>
      <text:p text:style-name="P6"><text:soft-page-break/>Метод Ньютона</text:p>
      <text:p text:style-name="P7">Функция Розенброка(лямбда=1)</text:p>
      <text:p text:style-name="P3"><text:s/>Результат получен за 5 итер. Точка минимума X = {1.0, 1.0}. Функция f(x) в алгоритме была вычислена 40 раз.</text:p>
      <text:p text:style-name="P1"><text:span text:style-name="T2"><text:s/>0.*10</text:span><text:span text:style-name="T1">-3</text:span><text:span text:style-name="T2"> <text:s/>- минимум функции f(X)</text:span></text:p>
      <text:p text:style-name="P1"><text:span text:style-name="T2"><text:s/></text:span><text:span text:style-name="T2"><draw:frame draw:style-name="fr1" draw:name="Графический объект10" text:anchor-type="as-char" svg:width="13.229cm" svg:height="14.235cm" draw:z-index="8"><draw:image xlink:href="Pictures/2000000E00003131000034D193749DFF.wmf" xlink:type="simple" xlink:show="embed" xlink:actuate="onLoad"/></draw:frame></text:span></text:p>
      <text:p text:style-name="P1"><text:span text:style-name="T2"><text:s/></text:span><text:span text:style-name="T2"><draw:frame draw:style-name="fr1" draw:name="Графический объект11" text:anchor-type="as-char" svg:width="13.229cm" svg:height="6.773cm" draw:z-index="9"><draw:image xlink:href="Pictures/200001F10000313100001922EDAB797B.wmf" xlink:type="simple" xlink:show="embed" xlink:actuate="onLoad"/></draw:frame></text:span></text:p>
      <text:p text:style-name="P3"/>
      <text:p text:style-name="P3"/>
      <text:p text:style-name="P3"/>
      <text:p text:style-name="P4"><text:soft-page-break/>Функция Розенброка(лямбда=50)</text:p>
      <text:p text:style-name="P3"><text:s/>Результат получен за 5 итер. Точка минимума X = {1.0, 1.0}. Функция f(x) в алгоритме была вычислена 40 раз.</text:p>
      <text:p text:style-name="P1"><text:span text:style-name="T2"><text:s/>0.*10</text:span><text:span text:style-name="T1">-3</text:span><text:span text:style-name="T2"> <text:s/>- минимум функции f(X)</text:span></text:p>
      <text:p text:style-name="P1"><text:span text:style-name="T2"><text:s/></text:span><text:span text:style-name="T2"><draw:frame draw:style-name="fr1" draw:name="Графический объект12" text:anchor-type="as-char" svg:width="13.229cm" svg:height="14.235cm" draw:z-index="10"><draw:image xlink:href="Pictures/2000000E00003131000034D166101A7E.wmf" xlink:type="simple" xlink:show="embed" xlink:actuate="onLoad"/></draw:frame></text:span></text:p>
      <text:p text:style-name="P1"><text:span text:style-name="T2"><text:s/></text:span><text:span text:style-name="T2"><draw:frame draw:style-name="fr1" draw:name="Графический объект13" text:anchor-type="as-char" svg:width="13.229cm" svg:height="6.826cm" draw:z-index="11"><draw:image xlink:href="Pictures/2000014B0000313100001955D14265B1.wmf" xlink:type="simple" xlink:show="embed" xlink:actuate="onLoad"/></draw:frame></text:span></text:p>
      <text:p text:style-name="P4"/>
      <text:p text:style-name="P4"/>
      <text:p text:style-name="P4"/>
      <text:p text:style-name="P4"/>
      <text:p text:style-name="P4"><text:soft-page-break/>Функция Розенброка(лямбда=1000)</text:p>
      <text:p text:style-name="P3"><text:s/>Результат получен за 3 итер. Точка минимума X = {1.0, 1.0}. Функция f(x) в алгоритме была вычислена 24 раз.</text:p>
      <text:p text:style-name="P1"><text:span text:style-name="T2"><text:s/>0.*10</text:span><text:span text:style-name="T1">-3</text:span><text:span text:style-name="T2"> <text:s/>- минимум функции f(X)</text:span></text:p>
      <text:p text:style-name="P1"><text:span text:style-name="T2"><text:s/></text:span><text:span text:style-name="T2"><draw:frame draw:style-name="fr1" draw:name="Графический объект14" text:anchor-type="as-char" svg:width="13.229cm" svg:height="14.235cm" draw:z-index="12"><draw:image xlink:href="Pictures/2000000E00003131000034D1129F5106.wmf" xlink:type="simple" xlink:show="embed" xlink:actuate="onLoad"/></draw:frame></text:span></text:p>
      <text:p text:style-name="P1"><text:span text:style-name="T2"><text:s/></text:span><text:span text:style-name="T2"><draw:frame draw:style-name="fr1" draw:name="Графический объект15" text:anchor-type="as-char" svg:width="13.229cm" svg:height="6.773cm" draw:z-index="13"><draw:image xlink:href="Pictures/200000E70000313100001922C0F08B88.wmf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5"><text:soft-page-break/>Квадратичная функция</text:p>
      <text:p text:style-name="P1"><text:span text:style-name="T2"><text:s/>Результат получен за 1 итер. Точка минимума </text:span><text:span text:style-name="T2">X = {-2.24, -4.47}. Функция f(x) в алгоритме была вычислена 8 раз.</text:span></text:p>
      <text:p text:style-name="P3"><text:s/>-36.00 <text:s/>- минимум функции f(X)</text:p>
      <text:p text:style-name="P3"><text:s/></text:p>
      <text:p text:style-name="P8">Исчерпывающий спуск</text:p>
      <text:p text:style-name="P8"/>
      <text:p text:style-name="P5">Квадратичная функция</text:p>
      <text:p text:style-name="P3"><text:s/>Результат получен за 1 итер. Точка минимума X = {-2.24, -4.47}. Функция f(x) в алгоритме была вычислена 61 раз.</text:p>
      <text:p text:style-name="P3"><text:s/>-36.00 <text:s/>- минимум функции f(X)</text:p>
      <text:p text:style-name="P3"/>
      <text:p text:style-name="P3"/>
      <text:p text:style-name="P3">(графики идентичны графикам, полученным модификацией метода Ньютона дроблением шага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Функция Розенброка(лямбда=1000)</text:p>
      <text:p text:style-name="P3"><text:s/>Результат получен за 22 итер. Точка минимума X = {1.0, 1.0}. Функция f(x) в алгоритме была вычислена 1515 раз.</text:p>
      <text:p text:style-name="P1"><text:span text:style-name="T2"><text:s/>0.*10</text:span><text:span text:style-name="T1">-3</text:span><text:span text:style-name="T2"> <text:s/>- минимум функции f(X)</text:span></text:p>
      <text:p text:style-name="P1"><text:span text:style-name="T2"><text:s/></text:span><text:span text:style-name="T2"><draw:frame draw:style-name="fr1" draw:name="Графический объект16" text:anchor-type="as-char" svg:width="13.229cm" svg:height="14.235cm" draw:z-index="14"><draw:image xlink:href="Pictures/2000000E00003131000034D1261F054E.wmf" xlink:type="simple" xlink:show="embed" xlink:actuate="onLoad"/></draw:frame></text:span></text:p>
      <text:p text:style-name="P1"><text:span text:style-name="T2"><text:s/></text:span><text:span text:style-name="T2"><draw:frame draw:style-name="fr1" draw:name="Графический объект17" text:anchor-type="as-char" svg:width="13.229cm" svg:height="6.773cm" draw:z-index="15"><draw:image xlink:href="Pictures/2000014A00003131000019227CE99682.wmf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4"><text:soft-page-break/>Функция Розенброка(лямбда=50)</text:p>
      <text:p text:style-name="P3"><text:s/>Результат получен за 10 итер. Точка минимума X = {1.0, 1.0}. Функция f(x) в алгоритме была вычислена 657 раз.</text:p>
      <text:p text:style-name="P1"><text:span text:style-name="T2"><text:s/>0.*10</text:span><text:span text:style-name="T1">-3</text:span><text:span text:style-name="T2"> <text:s/>- минимум функции f(X)</text:span></text:p>
      <text:p text:style-name="P1"><text:span text:style-name="T2"><text:s/></text:span><text:span text:style-name="T2"><draw:frame draw:style-name="fr1" draw:name="Графический объект18" text:anchor-type="as-char" svg:width="13.229cm" svg:height="14.235cm" draw:z-index="16"><draw:image xlink:href="Pictures/2000000E00003131000034D1DD01D451.wmf" xlink:type="simple" xlink:show="embed" xlink:actuate="onLoad"/></draw:frame></text:span></text:p>
      <text:p text:style-name="P1"><text:span text:style-name="T2"><text:s/></text:span><text:span text:style-name="T2"><draw:frame draw:style-name="fr1" draw:name="Графический объект19" text:anchor-type="as-char" svg:width="13.229cm" svg:height="6.773cm" draw:z-index="17"><draw:image xlink:href="Pictures/2000023C000031310000192215559705.wmf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4"><text:soft-page-break/>Функция Розенброка(лямбда=1)</text:p>
      <text:p text:style-name="P3"><text:s/>Результат получен за 5 итер. Точка минимума X = {1.0, 1.0}. Функция f(x) в алгоритме была вычислена 326 раз.</text:p>
      <text:p text:style-name="P1"><text:span text:style-name="T2"><text:s/>0.*10</text:span><text:span text:style-name="T1">-3</text:span><text:span text:style-name="T2"> <text:s/>- минимум функции f(X)</text:span></text:p>
      <text:p text:style-name="P1"><text:span text:style-name="T2"><text:s/></text:span><text:span text:style-name="T2"><draw:frame draw:style-name="fr1" draw:name="Графический объект20" text:anchor-type="as-char" svg:width="13.229cm" svg:height="14.235cm" draw:z-index="18"><draw:image xlink:href="Pictures/2000000E00003131000034D1A0952C06.wmf" xlink:type="simple" xlink:show="embed" xlink:actuate="onLoad"/></draw:frame></text:span></text:p>
      <text:p text:style-name="P1"><text:span text:style-name="T2"><text:s/></text:span><text:span text:style-name="T2"><draw:frame draw:style-name="fr1" draw:name="Графический объект21" text:anchor-type="as-char" svg:width="13.229cm" svg:height="6.773cm" draw:z-index="19"><draw:image xlink:href="Pictures/200001B2000031310000192216A962F8.wmf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имофей Разумов</meta:initial-creator>
    <meta:creation-date>2017-10-16T09:23:57.19</meta:creation-date>
    <dc:date>2017-10-16T10:29:11.90</dc:date>
    <dc:creator>Тимофей Разумов</dc:creator>
    <meta:editing-duration>PT22M59S</meta:editing-duration>
    <meta:editing-cycles>5</meta:editing-cycles>
    <meta:generator>OpenOffice/4.1.3$Win32 OpenOffice.org_project/413m1$Build-9783</meta:generator>
    <meta:document-statistic meta:table-count="0" meta:image-count="20" meta:object-count="0" meta:page-count="11" meta:paragraph-count="64" meta:word-count="341" meta:character-count="2329"/>
  </office:meta>
</office:document-meta>
</file>